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bbb5" officeooo:paragraph-rsid="0012bbb5"/>
    </style:style>
    <style:style style:name="P2" style:family="paragraph" style:parent-style-name="Standard">
      <style:text-properties officeooo:rsid="0014650f" officeooo:paragraph-rsid="0014650f"/>
    </style:style>
    <style:style style:name="P3" style:family="paragraph" style:parent-style-name="Standard">
      <style:text-properties officeooo:rsid="0014650f" officeooo:paragraph-rsid="0016267e"/>
    </style:style>
    <style:style style:name="P4" style:family="paragraph" style:parent-style-name="Standard">
      <style:text-properties officeooo:rsid="0016267e" officeooo:paragraph-rsid="0016267e"/>
    </style:style>
    <style:style style:name="P5" style:family="paragraph" style:parent-style-name="Standard">
      <style:text-properties officeooo:paragraph-rsid="0016267e"/>
    </style:style>
    <style:style style:name="P6" style:family="paragraph" style:parent-style-name="Standard">
      <style:text-properties officeooo:rsid="0016fe8c" officeooo:paragraph-rsid="0016fe8c"/>
    </style:style>
    <style:style style:name="P7" style:family="paragraph" style:parent-style-name="Title">
      <style:text-properties officeooo:rsid="0014650f" officeooo:paragraph-rsid="0014650f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Standard">
      <style:text-properties officeooo:rsid="0016267e" officeooo:paragraph-rsid="0016267e"/>
    </style:style>
    <style:style style:name="P10" style:family="paragraph" style:parent-style-name="Standard">
      <style:text-properties officeooo:rsid="0016267e" officeooo:paragraph-rsid="001ad9a0"/>
    </style:style>
    <style:style style:name="P11" style:family="paragraph" style:parent-style-name="Standard">
      <style:text-properties officeooo:rsid="0016267e" officeooo:paragraph-rsid="001b20c3"/>
    </style:style>
    <style:style style:name="P12" style:family="paragraph" style:parent-style-name="Standard">
      <style:text-properties officeooo:rsid="001ad9a0"/>
    </style:style>
    <style:style style:name="P13" style:family="paragraph" style:parent-style-name="Standard">
      <style:text-properties officeooo:rsid="001ad9a0" officeooo:paragraph-rsid="001ad9a0"/>
    </style:style>
    <style:style style:name="P14" style:family="paragraph" style:parent-style-name="Standard">
      <style:text-properties officeooo:paragraph-rsid="001b20c3"/>
    </style:style>
    <style:style style:name="T1" style:family="text">
      <style:text-properties officeooo:rsid="0012bbb5"/>
    </style:style>
    <style:style style:name="T2" style:family="text">
      <style:text-properties officeooo:rsid="0014650f"/>
    </style:style>
    <style:style style:name="T3" style:family="text">
      <style:text-properties officeooo:rsid="0016267e"/>
    </style:style>
    <style:style style:name="T4" style:family="text">
      <style:text-properties officeooo:rsid="0016fe8c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14650f"/>
    </style:style>
    <style:style style:name="T7" style:family="text">
      <style:text-properties style:font-name="Courier New" officeooo:rsid="0016267e"/>
    </style:style>
    <style:style style:name="T8" style:family="text">
      <style:text-properties style:font-name="Courier New" officeooo:rsid="001b20c3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position="super 58%"/>
    </style:style>
    <style:style style:name="T11" style:family="text">
      <style:text-properties officeooo:rsid="001b20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unction Currying <text:span text:style-name="T3">Notation</text:span></text:p>
      <text:p text:style-name="P1">by Sven Nilsen, 2018</text:p>
      <text:p text:style-name="Standard"/>
      <text:p text:style-name="P2">In functional programming, it is common to write the following:</text:p>
      <text:p text:style-name="P2"/>
      <text:p text:style-name="P2"><text:span text:style-name="T5">∴</text:span><text:tab/>f(a) : B → C</text:p>
      <text:p text:style-name="P2"/>
      <text:p text:style-name="P2"><text:span text:style-name="T5">∵</text:span><text:tab/>f : A ⨯ B → C</text:p>
      <text:p text:style-name="P3"><text:span text:style-name="T5">∵</text:span><text:tab/>a : A</text:p>
      <text:p text:style-name="P2"/>
      <text:p text:style-name="P4">This is called “function currying”<text:span text:style-name="T10"><text:reference-ref text:reference-format="text" text:ref-name="1">[1]</text:reference-ref></text:span> and<text:span text:style-name="T2"> can be thought of as auto-constructing a function `f’` </text:span></text:p>
      <text:p text:style-name="P2"/>
      <text:p text:style-name="P2"><text:span text:style-name="T5">∵</text:span><text:tab/>f’ := \(a : A) = \(b : B) = f(a, b)</text:p>
      <text:p text:style-name="P5"/>
      <text:p text:style-name="P4"><text:span text:style-name="T5">∴</text:span><text:tab/>f(a) &lt;=&gt; f’(a)</text:p>
      <text:p text:style-name="P5"/>
      <text:p text:style-name="P4">Path semantics uses functional currying a lot, because of sub-types<text:span text:style-name="T10"><text:reference-ref text:reference-format="text" text:ref-name="2">[2]</text:reference-ref></text:span>:</text:p>
      <text:p text:style-name="P4"/>
      <text:p text:style-name="P10"><text:span text:style-name="T6">∵</text:span><text:tab/>x : [f(a)] c</text:p>
      <text:p text:style-name="P4"/>
      <text:p text:style-name="P10"><text:span text:style-name="T5">∴</text:span><text:tab/>x : B</text:p>
      <text:p text:style-name="Standard"/>
      <text:p text:style-name="P4">In addition to left-argument currying, it is common in path semantics to use a right-argument version:</text:p>
      <text:p text:style-name="P4"/>
      <text:p text:style-name="P10"><text:span text:style-name="T6">∵</text:span><text:tab/>x : [f b] c</text:p>
      <text:p text:style-name="P4"/>
      <text:p text:style-name="P10"><text:span text:style-name="T5">∴</text:span><text:tab/>x : A</text:p>
      <text:p text:style-name="P4"/>
      <text:p text:style-name="P4">When a right-argument version returns `bool`, one can use parentheses <text:span text:style-name="T4">like this</text:span>:</text:p>
      <text:p text:style-name="P4"/>
      <text:p text:style-name="P11"><text:span text:style-name="T5">∴</text:span><text:tab/>x : [g b] true<text:tab/><text:tab/>&lt;=&gt;<text:tab/><text:tab/>x : (g b)</text:p>
      <text:p text:style-name="P4"/>
      <text:p text:style-name="P11"><text:span text:style-name="T6">∵</text:span><text:tab/>g : <text:span text:style-name="T2">A ⨯ B → </text:span>bool</text:p>
      <text:p text:style-name="Standard"/>
      <text:p text:style-name="P4">For example:</text:p>
      <text:p text:style-name="P4"/>
      <text:p text:style-name="P4"><text:tab/>x : (&gt; 2)</text:p>
      <text:p text:style-name="P4"><text:tab/>x : (= 10)</text:p>
      <text:p text:style-name="Standard"/>
      <text:p text:style-name="P6">A more complex example:</text:p>
      <text:p text:style-name="Standard"/>
      <text:p text:style-name="P14"><text:span text:style-name="T6">∵</text:span><text:tab/><text:span text:style-name="T3">(x, y) : (f g)<text:tab/><text:tab/>=&gt;<text:tab/><text:tab/>(x, y) : A ⨯ A</text:span></text:p>
      <text:p text:style-name="Standard"/>
      <text:p text:style-name="P14"><text:span text:style-name="T7">∴</text:span><text:tab/><text:span text:style-name="T1">f : A ⨯ A → (A → bool) → bool</text:span></text:p>
      <text:p text:style-name="P14"><text:span text:style-name="T7">∴</text:span><text:tab/><text:span text:style-name="T1">g : A → bool</text:span></text:p>
      <text:h text:style-name="P8" text:outline-level="3">References:</text:h>
      <text:p text:style-name="P12"/>
      <text:p text:style-name="P13"><text:reference-mark-start text:name="1"/>[1]<text:reference-mark-end text:name="1"/><text:tab/>“Currying”</text:p>
      <text:p text:style-name="P13"><text:tab/>Wikipedia</text:p>
      <text:p text:style-name="P13"><text:tab/><text:a xlink:type="simple" xlink:href="https://en.wikipedia.org/wiki/Currying" text:style-name="Internet_20_link" text:visited-style-name="Visited_20_Internet_20_Link"><text:span text:style-name="T9">https://en.wikipedia.org/wiki/Currying</text:span></text:a></text:p>
      <text:p text:style-name="P13"/>
      <text:p text:style-name="P13"><text:reference-mark-start text:name="2"/>[2]<text:reference-mark-end text:name="2"/><text:tab/>“Sub-Types as Contextual Notation”</text:p>
      <text:p text:style-name="P13"><text:tab/>Sven Nilsen, 2018</text:p>
      <text:p text:style-name="P13"><text:tab/><text:a xlink:type="simple" xlink:href="https://github.com/advancedresearch/path_semantics/blob/master/papers-wip/sub-types-as-contextual-notation.pdf" text:style-name="Internet_20_link" text:visited-style-name="Visited_20_Internet_20_Link"><text:span text:style-name="T9">https://github.com/advancedresearch/path_semantics/blob/master/papers-wip/sub-types-as-contextual-notation.pdf</text:span>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2:17:56.409221000</meta:creation-date>
    <dc:date>2019-09-08T15:06:44.780057000</dc:date>
    <meta:editing-duration>PT6M36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2" meta:word-count="202" meta:character-count="1017" meta:non-whitespace-character-count="836"/>
  </office:meta>
</office:document-meta>
</file>